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D000001E7B58E125705C08378.png" manifest:media-type="image/png"/>
  <manifest:file-entry manifest:full-path="Pictures/100002010000023E000001A6FC3001629602F813.png" manifest:media-type="image/png"/>
  <manifest:file-entry manifest:full-path="Pictures/10000000000001F600000198ED4B953DDD65568B.png" manifest:media-type="image/png"/>
  <manifest:file-entry manifest:full-path="Pictures/10000000000004EF000002890C2B07E3F4EAC88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e908d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T1" style:family="text">
      <style:text-properties officeooo:rsid="001cfe5a"/>
    </style:style>
    <style:style style:name="T2" style:family="text">
      <style:text-properties officeooo:rsid="001e908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3758761067" text:style-name="L1">
        <text:list-item>
          <text:p text:style-name="P1"><text:span text:style-name="T2">memo</text:span></text:p>
        </text:list-item>
      </text:list>
      <text:p text:style-name="P2"><text:span text:style-name="T1">rotate about roll axis</text:span></text:p>
      <text:p text:style-name="Standard"/>
      <text:p text:style-name="Standard"><draw:frame draw:style-name="fr1" draw:name="イメージ1" text:anchor-type="char" svg:width="15.185cm" svg:height="11.164cm" draw:z-index="0"><draw:image xlink:href="Pictures/100002010000023E000001A6FC3001629602F813.png" xlink:type="simple" xlink:show="embed" xlink:actuate="onLoad" draw:mime-type="image/png"/></draw:frame></text:p>
      <text:p text:style-name="Standard"/>
      <text:p text:style-name="Standard"><draw:frame draw:style-name="fr1" draw:name="イメージ2" text:anchor-type="char" svg:width="13.467cm" svg:height="12.885cm" draw:z-index="1"><draw:image xlink:href="Pictures/10000000000001FD000001E7B58E125705C08378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イメージ3" text:anchor-type="char" svg:width="13.282cm" svg:height="10.795cm" draw:z-index="2"><draw:image xlink:href="Pictures/10000000000001F600000198ED4B953DDD65568B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イメージ4" text:anchor-type="char" svg:width="27.914cm" svg:height="14.344cm" draw:z-index="3"><draw:image xlink:href="Pictures/10000000000004EF000002890C2B07E3F4EAC88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游明朝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3T15:40:08.585000000</dc:date>
    <meta:editing-duration>PT11M15S</meta:editing-duration>
    <meta:editing-cycles>6</meta:editing-cycles>
    <meta:generator>LibreOffice/7.1.3.2$Windows_X86_64 LibreOffice_project/47f78053abe362b9384784d31a6e56f8511eb1c1</meta:generator>
    <meta:document-statistic meta:table-count="0" meta:image-count="4" meta:object-count="0" meta:page-count="1" meta:paragraph-count="2" meta:word-count="6" meta:character-count="28" meta:non-whitespace-character-count="25"/>
  </office:meta>
</office:document-meta>
</file>